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56f653" officeooo:paragraph-rsid="0056f653"/>
    </style:style>
    <style:style style:name="P2" style:family="paragraph" style:parent-style-name="Standard">
      <style:paragraph-properties fo:text-align="start" style:justify-single-word="false"/>
      <style:text-properties fo:language="fr" fo:country="FR" officeooo:rsid="00206308" officeooo:paragraph-rsid="00206308"/>
    </style:style>
    <style:style style:name="P3" style:family="paragraph" style:parent-style-name="Standard">
      <style:paragraph-properties fo:text-align="end" style:justify-single-word="false"/>
      <style:text-properties fo:language="fr" fo:country="FR" officeooo:paragraph-rsid="00196e2a"/>
    </style:style>
    <style:style style:name="P4" style:family="paragraph" style:parent-style-name="Standard">
      <style:paragraph-properties fo:text-align="justify" style:justify-single-word="false"/>
      <style:text-properties fo:language="fr" fo:country="FR" officeooo:rsid="0027f62a" officeooo:paragraph-rsid="0027f62a"/>
    </style:style>
    <style:style style:name="P5" style:family="paragraph" style:parent-style-name="Standard">
      <style:paragraph-properties fo:text-align="start" style:justify-single-word="false"/>
      <style:text-properties fo:language="fr" fo:country="FR" officeooo:rsid="002282f3" officeooo:paragraph-rsid="002282f3"/>
    </style:style>
    <style:style style:name="P6" style:family="paragraph" style:parent-style-name="Standard">
      <style:paragraph-properties fo:text-align="start" style:justify-single-word="false"/>
      <style:text-properties fo:language="fr" fo:country="FR" officeooo:rsid="002e776d" officeooo:paragraph-rsid="002e776d"/>
    </style:style>
    <style:style style:name="P7" style:family="paragraph" style:parent-style-name="Standard">
      <style:paragraph-properties fo:text-align="start" style:justify-single-word="false"/>
      <style:text-properties fo:language="fr" fo:country="FR" officeooo:rsid="002f3634" officeooo:paragraph-rsid="002f3634"/>
    </style:style>
    <style:style style:name="P8" style:family="paragraph" style:parent-style-name="Standard">
      <style:paragraph-properties fo:text-align="start" style:justify-single-word="false"/>
      <style:text-properties fo:language="fr" fo:country="FR" officeooo:rsid="002f63a7" officeooo:paragraph-rsid="002f63a7"/>
    </style:style>
    <style:style style:name="P9" style:family="paragraph" style:parent-style-name="Standard">
      <style:paragraph-properties fo:text-align="start" style:justify-single-word="false"/>
      <style:text-properties fo:language="fr" fo:country="FR" officeooo:rsid="00335b12" officeooo:paragraph-rsid="00335b12"/>
    </style:style>
    <style:style style:name="P10" style:family="paragraph" style:parent-style-name="Standard">
      <style:paragraph-properties fo:text-align="start" style:justify-single-word="false"/>
      <style:text-properties fo:language="fr" fo:country="FR" officeooo:rsid="00357645" officeooo:paragraph-rsid="00357645"/>
    </style:style>
    <style:style style:name="P11" style:family="paragraph" style:parent-style-name="Standard">
      <style:paragraph-properties fo:text-align="start" style:justify-single-word="false"/>
      <style:text-properties fo:language="fr" fo:country="FR" officeooo:rsid="00376240" officeooo:paragraph-rsid="00227167"/>
    </style:style>
    <style:style style:name="P12" style:family="paragraph" style:parent-style-name="Standard">
      <style:paragraph-properties fo:text-align="start" style:justify-single-word="false"/>
      <style:text-properties fo:language="fr" fo:country="FR" officeooo:rsid="003827ea" officeooo:paragraph-rsid="003827ea"/>
    </style:style>
    <style:style style:name="P13" style:family="paragraph" style:parent-style-name="Standard">
      <style:paragraph-properties fo:text-align="start" style:justify-single-word="false"/>
      <style:text-properties fo:language="fr" fo:country="FR" officeooo:rsid="0039fb2b" officeooo:paragraph-rsid="0039fb2b"/>
    </style:style>
    <style:style style:name="P14" style:family="paragraph" style:parent-style-name="Standard">
      <style:paragraph-properties fo:text-align="start" style:justify-single-word="false"/>
      <style:text-properties fo:language="fr" fo:country="FR" officeooo:rsid="003a2d74" officeooo:paragraph-rsid="003a2d74"/>
    </style:style>
    <style:style style:name="P15" style:family="paragraph" style:parent-style-name="Standard">
      <style:paragraph-properties fo:text-align="start" style:justify-single-word="false"/>
      <style:text-properties fo:language="fr" fo:country="FR" officeooo:rsid="003a2d74" officeooo:paragraph-rsid="003cdf04"/>
    </style:style>
    <style:style style:name="P16" style:family="paragraph" style:parent-style-name="Standard">
      <style:paragraph-properties fo:text-align="start" style:justify-single-word="false"/>
      <style:text-properties fo:language="fr" fo:country="FR" officeooo:rsid="003a2d74" officeooo:paragraph-rsid="0040b795"/>
    </style:style>
    <style:style style:name="P17" style:family="paragraph" style:parent-style-name="Standard">
      <style:paragraph-properties fo:text-align="start" style:justify-single-word="false"/>
      <style:text-properties fo:language="fr" fo:country="FR" officeooo:rsid="003a2d74" officeooo:paragraph-rsid="0042ea95"/>
    </style:style>
    <style:style style:name="P18" style:family="paragraph" style:parent-style-name="Standard">
      <style:paragraph-properties fo:text-align="justify" style:justify-single-word="false"/>
      <style:text-properties fo:language="fr" fo:country="FR" officeooo:rsid="004615ce" officeooo:paragraph-rsid="004615ce"/>
    </style:style>
    <style:style style:name="P19" style:family="paragraph" style:parent-style-name="Standard">
      <style:paragraph-properties fo:text-align="justify" style:justify-single-word="false"/>
      <style:text-properties fo:language="fr" fo:country="FR" officeooo:rsid="004a9f24" officeooo:paragraph-rsid="004a9f24"/>
    </style:style>
    <style:style style:name="P20" style:family="paragraph" style:parent-style-name="Standard">
      <style:paragraph-properties fo:text-align="start" style:justify-single-word="false"/>
      <style:text-properties fo:language="fr" fo:country="FR" officeooo:rsid="001d82bd" officeooo:paragraph-rsid="001d82bd"/>
    </style:style>
    <style:style style:name="P21" style:family="paragraph" style:parent-style-name="Standard">
      <style:paragraph-properties fo:text-align="justify" style:justify-single-word="false"/>
      <style:text-properties fo:language="fr" fo:country="FR" officeooo:rsid="001d82bd" officeooo:paragraph-rsid="001d82bd"/>
    </style:style>
    <style:style style:name="P22" style:family="paragraph" style:parent-style-name="Standard">
      <style:paragraph-properties fo:text-align="end" style:justify-single-word="false"/>
      <style:text-properties fo:language="fr" fo:country="FR" officeooo:rsid="001d82bd" officeooo:paragraph-rsid="001d82bd"/>
    </style:style>
    <style:style style:name="P23" style:family="paragraph" style:parent-style-name="Standard">
      <style:paragraph-properties fo:text-align="start" style:justify-single-word="false"/>
      <style:text-properties fo:language="fr" fo:country="FR" officeooo:rsid="0050292b" officeooo:paragraph-rsid="0050292b"/>
    </style:style>
    <style:style style:name="P24" style:family="paragraph" style:parent-style-name="Standard">
      <style:paragraph-properties fo:text-align="start" style:justify-single-word="false"/>
      <style:text-properties fo:language="fr" fo:country="FR" officeooo:rsid="0051d487" officeooo:paragraph-rsid="0051d487"/>
    </style:style>
    <style:style style:name="P25" style:family="paragraph" style:parent-style-name="Standard">
      <style:paragraph-properties fo:text-align="justify" style:justify-single-word="false"/>
      <style:text-properties fo:language="fr" fo:country="FR" officeooo:rsid="00532a13" officeooo:paragraph-rsid="005d88ae"/>
    </style:style>
    <style:style style:name="P26" style:family="paragraph" style:parent-style-name="Standard">
      <style:paragraph-properties fo:text-align="start" style:justify-single-word="false"/>
      <style:text-properties fo:language="fr" fo:country="FR" officeooo:rsid="0057f2ba" officeooo:paragraph-rsid="0057f2ba"/>
    </style:style>
    <style:style style:name="P27" style:family="paragraph" style:parent-style-name="Standard">
      <style:paragraph-properties fo:text-align="start" style:justify-single-word="false"/>
      <style:text-properties fo:language="fr" fo:country="FR" officeooo:rsid="00581b0b" officeooo:paragraph-rsid="00581b0b"/>
    </style:style>
    <style:style style:name="P28" style:family="paragraph" style:parent-style-name="Standard">
      <style:paragraph-properties fo:text-align="justify" style:justify-single-word="false"/>
      <style:text-properties fo:language="fr" fo:country="FR" officeooo:rsid="0060517a" officeooo:paragraph-rsid="0057f2ba"/>
    </style:style>
    <style:style style:name="P29" style:family="paragraph" style:parent-style-name="Subtitle">
      <style:text-properties fo:font-size="14pt" fo:language="fr" fo:country="FR" style:font-size-asian="14pt" style:font-size-complex="14pt"/>
    </style:style>
    <style:style style:name="P30" style:family="paragraph" style:parent-style-name="Heading">
      <style:paragraph-properties fo:text-align="end" style:justify-single-word="false"/>
    </style:style>
    <style:style style:name="P31" style:family="paragraph" style:parent-style-name="Heading">
      <style:paragraph-properties fo:margin-left="0in" fo:margin-right="0in" fo:text-align="end" style:justify-single-word="false" fo:text-indent="0in" style:auto-text-indent="false"/>
    </style:style>
    <style:style style:name="P32" style:family="paragraph" style:parent-style-name="Heading_20_2">
      <style:text-properties fo:language="fr" fo:country="FR"/>
    </style:style>
    <style:style style:name="P33" style:family="paragraph" style:parent-style-name="Heading_20_2">
      <style:text-properties fo:language="fr" fo:country="FR" officeooo:paragraph-rsid="0075bc1b"/>
    </style:style>
    <style:style style:name="P34" style:family="paragraph" style:parent-style-name="Standard" style:list-style-name="L1">
      <style:paragraph-properties fo:text-align="justify" style:justify-single-word="false"/>
      <style:text-properties fo:language="fr" fo:country="FR" officeooo:rsid="004a9f24" officeooo:paragraph-rsid="004a9f24"/>
    </style:style>
    <style:style style:name="P35" style:family="paragraph" style:parent-style-name="Standard" style:list-style-name="L1">
      <style:paragraph-properties fo:text-align="justify" style:justify-single-word="false"/>
      <style:text-properties fo:language="fr" fo:country="FR" officeooo:rsid="004c3645" officeooo:paragraph-rsid="004c3645"/>
    </style:style>
    <style:style style:name="P36" style:family="paragraph" style:parent-style-name="Standard" style:list-style-name="L1">
      <style:paragraph-properties fo:text-align="justify" style:justify-single-word="false"/>
      <style:text-properties fo:language="fr" fo:country="FR" officeooo:rsid="004f58f5" officeooo:paragraph-rsid="004f58f5"/>
    </style:style>
    <style:style style:name="P37" style:family="paragraph" style:parent-style-name="Standard" style:list-style-name="L2">
      <style:paragraph-properties fo:text-align="start" style:justify-single-word="false"/>
      <style:text-properties fo:language="fr" fo:country="FR" officeooo:rsid="00206308" officeooo:paragraph-rsid="00227167"/>
    </style:style>
    <style:style style:name="P38" style:family="paragraph" style:parent-style-name="Standard">
      <style:paragraph-properties fo:text-align="start" style:justify-single-word="false"/>
      <style:text-properties fo:language="fr" fo:country="FR" officeooo:paragraph-rsid="0030a2fb"/>
    </style:style>
    <style:style style:name="P39" style:family="paragraph" style:parent-style-name="Standard">
      <style:paragraph-properties fo:text-align="start" style:justify-single-word="false"/>
      <style:text-properties fo:language="fr" fo:country="FR" officeooo:rsid="00532a13" officeooo:paragraph-rsid="00532a13"/>
    </style:style>
    <style:style style:name="P40" style:family="paragraph" style:parent-style-name="Standard">
      <style:paragraph-properties fo:text-align="justify" style:justify-single-word="false"/>
      <style:text-properties officeooo:paragraph-rsid="0057f2ba"/>
    </style:style>
    <style:style style:name="P41" style:family="paragraph" style:parent-style-name="Text_20_body">
      <style:text-properties officeooo:rsid="006fd672" officeooo:paragraph-rsid="006fd672"/>
    </style:style>
    <style:style style:name="P42" style:family="paragraph" style:parent-style-name="Text_20_body">
      <style:text-properties fo:language="fr" fo:country="FR"/>
    </style:style>
    <style:style style:name="P43" style:family="paragraph" style:parent-style-name="Text_20_body">
      <style:text-properties fo:language="fr" fo:country="FR" officeooo:rsid="0057f2ba" officeooo:paragraph-rsid="0057f2ba"/>
    </style:style>
    <style:style style:name="P44" style:family="paragraph" style:parent-style-name="Text_20_body">
      <style:text-properties fo:language="fr" fo:country="FR" officeooo:rsid="006b77df" officeooo:paragraph-rsid="006b77df"/>
    </style:style>
    <style:style style:name="P45" style:family="paragraph" style:parent-style-name="Text_20_body">
      <style:paragraph-properties fo:text-align="start" style:justify-single-word="false"/>
      <style:text-properties fo:language="fr" fo:country="FR" officeooo:rsid="00832683" officeooo:paragraph-rsid="0084c73d"/>
    </style:style>
    <style:style style:name="P46" style:family="paragraph" style:parent-style-name="Text_20_body">
      <style:text-properties officeooo:rsid="0075bc1b" officeooo:paragraph-rsid="0075bc1b"/>
    </style:style>
    <style:style style:name="P47" style:family="paragraph" style:parent-style-name="Text_20_body" style:list-style-name="L3">
      <style:text-properties officeooo:rsid="0075bc1b" officeooo:paragraph-rsid="0075bc1b"/>
    </style:style>
    <style:style style:name="P48" style:family="paragraph" style:parent-style-name="Text_20_body">
      <style:text-properties officeooo:paragraph-rsid="007452a3"/>
    </style:style>
    <style:style style:name="P49" style:family="paragraph" style:parent-style-name="Text_20_body">
      <style:text-properties officeooo:paragraph-rsid="0075bc1b"/>
    </style:style>
    <style:style style:name="P50" style:family="paragraph" style:parent-style-name="Text_20_body">
      <style:text-properties officeooo:rsid="00777b09" officeooo:paragraph-rsid="00777b09"/>
    </style:style>
    <style:style style:name="P51" style:family="paragraph" style:parent-style-name="Text_20_body">
      <style:text-properties officeooo:rsid="007ac988" officeooo:paragraph-rsid="007ac988"/>
    </style:style>
    <style:style style:name="P52" style:family="paragraph" style:parent-style-name="Text_20_body">
      <style:text-properties officeooo:paragraph-rsid="00832683"/>
    </style:style>
    <style:style style:name="T1" style:family="text">
      <style:text-properties officeooo:rsid="001f5821"/>
    </style:style>
    <style:style style:name="T2" style:family="text">
      <style:text-properties officeooo:rsid="00227167"/>
    </style:style>
    <style:style style:name="T3" style:family="text">
      <style:text-properties fo:language="fr" fo:country="FR"/>
    </style:style>
    <style:style style:name="T4" style:family="text">
      <style:text-properties fo:language="fr" fo:country="FR" officeooo:rsid="00196e2a"/>
    </style:style>
    <style:style style:name="T5" style:family="text">
      <style:text-properties fo:language="fr" fo:country="FR" officeooo:rsid="00237dc5"/>
    </style:style>
    <style:style style:name="T6" style:family="text">
      <style:text-properties fo:language="fr" fo:country="FR" officeooo:rsid="0071653b"/>
    </style:style>
    <style:style style:name="T7" style:family="text">
      <style:text-properties fo:language="fr" fo:country="FR" officeooo:rsid="007239b3"/>
    </style:style>
    <style:style style:name="T8" style:family="text">
      <style:text-properties fo:language="fr" fo:country="FR" officeooo:rsid="0075bc1b"/>
    </style:style>
    <style:style style:name="T9" style:family="text">
      <style:text-properties fo:language="fr" fo:country="FR" officeooo:rsid="007452a3"/>
    </style:style>
    <style:style style:name="T10" style:family="text">
      <style:text-properties fo:language="fr" fo:country="FR" officeooo:rsid="0057f2ba"/>
    </style:style>
    <style:style style:name="T11" style:family="text">
      <style:text-properties fo:language="fr" fo:country="FR" officeooo:rsid="005b2bdf"/>
    </style:style>
    <style:style style:name="T12" style:family="text">
      <style:text-properties fo:language="fr" fo:country="FR" officeooo:rsid="005bc8e3"/>
    </style:style>
    <style:style style:name="T13" style:family="text">
      <style:text-properties fo:language="fr" fo:country="FR" officeooo:rsid="005d88ae"/>
    </style:style>
    <style:style style:name="T14" style:family="text">
      <style:text-properties fo:language="fr" fo:country="FR" officeooo:rsid="004f58f5"/>
    </style:style>
    <style:style style:name="T15" style:family="text">
      <style:text-properties fo:language="fr" fo:country="FR" officeooo:rsid="00796a32"/>
    </style:style>
    <style:style style:name="T16" style:family="text">
      <style:text-properties fo:language="fr" fo:country="FR" officeooo:rsid="007b321b"/>
    </style:style>
    <style:style style:name="T17" style:family="text">
      <style:text-properties fo:language="fr" fo:country="FR" officeooo:rsid="007c6282"/>
    </style:style>
    <style:style style:name="T18" style:family="text">
      <style:text-properties fo:language="fr" fo:country="FR" officeooo:rsid="007eb78b"/>
    </style:style>
    <style:style style:name="T19" style:family="text">
      <style:text-properties fo:language="fr" fo:country="FR" officeooo:rsid="007fb078"/>
    </style:style>
    <style:style style:name="T20" style:family="text">
      <style:text-properties fo:language="fr" fo:country="FR" officeooo:rsid="0090a810"/>
    </style:style>
    <style:style style:name="T21" style:family="text">
      <style:text-properties officeooo:rsid="002954a7"/>
    </style:style>
    <style:style style:name="T22" style:family="text">
      <style:text-properties officeooo:rsid="002a24c3"/>
    </style:style>
    <style:style style:name="T23" style:family="text">
      <style:text-properties officeooo:rsid="002d9ae9"/>
    </style:style>
    <style:style style:name="T24" style:family="text">
      <style:text-properties officeooo:rsid="00357645"/>
    </style:style>
    <style:style style:name="T25" style:family="text">
      <style:text-properties officeooo:rsid="00374235"/>
    </style:style>
    <style:style style:name="T26" style:family="text">
      <style:text-properties officeooo:rsid="00376240"/>
    </style:style>
    <style:style style:name="T27" style:family="text">
      <style:text-properties fo:font-style="italic" style:font-style-asian="italic" style:font-style-complex="italic"/>
    </style:style>
    <style:style style:name="T28" style:family="text">
      <style:text-properties fo:font-style="italic" officeooo:rsid="00485aa3" style:font-style-asian="italic" style:font-style-complex="italic"/>
    </style:style>
    <style:style style:name="T29" style:family="text">
      <style:text-properties officeooo:rsid="003a2d74"/>
    </style:style>
    <style:style style:name="T30" style:family="text">
      <style:text-properties officeooo:rsid="003a3b0a"/>
    </style:style>
    <style:style style:name="T31" style:family="text">
      <style:text-properties officeooo:rsid="003b7eda"/>
    </style:style>
    <style:style style:name="T32" style:family="text">
      <style:text-properties officeooo:rsid="003cdf04"/>
    </style:style>
    <style:style style:name="T33" style:family="text">
      <style:text-properties officeooo:rsid="0040b795"/>
    </style:style>
    <style:style style:name="T34" style:family="text">
      <style:text-properties officeooo:rsid="0042ea95"/>
    </style:style>
    <style:style style:name="T35" style:family="text">
      <style:text-properties officeooo:rsid="0046b4f1"/>
    </style:style>
    <style:style style:name="T36" style:family="text">
      <style:text-properties officeooo:rsid="00485aa3"/>
    </style:style>
    <style:style style:name="T37" style:family="text">
      <style:text-properties officeooo:rsid="004c3645"/>
    </style:style>
    <style:style style:name="T38" style:family="text">
      <style:text-properties officeooo:rsid="004c6763"/>
    </style:style>
    <style:style style:name="T39" style:family="text">
      <style:text-properties officeooo:rsid="004f58f5"/>
    </style:style>
    <style:style style:name="T40" style:family="text">
      <style:text-properties officeooo:rsid="004faacd"/>
    </style:style>
    <style:style style:name="T41" style:family="text">
      <style:text-properties officeooo:rsid="0050292b"/>
    </style:style>
    <style:style style:name="T42" style:family="text">
      <style:text-properties fo:font-weight="bold" style:font-weight-asian="bold" style:font-weight-complex="bold"/>
    </style:style>
    <style:style style:name="T43" style:family="text">
      <style:text-properties officeooo:rsid="0054192f"/>
    </style:style>
    <style:style style:name="T44" style:family="text">
      <style:text-properties officeooo:rsid="00569a34"/>
    </style:style>
    <style:style style:name="T45" style:family="text">
      <style:text-properties officeooo:rsid="0056f653"/>
    </style:style>
    <style:style style:name="T46" style:family="text">
      <style:text-properties officeooo:rsid="006067e7"/>
    </style:style>
    <style:style style:name="T47" style:family="text">
      <style:text-properties officeooo:rsid="0061f208"/>
    </style:style>
    <style:style style:name="T48" style:family="text">
      <style:text-properties officeooo:rsid="00656c40"/>
    </style:style>
    <style:style style:name="T49" style:family="text">
      <style:text-properties officeooo:rsid="00670145"/>
    </style:style>
    <style:style style:name="T50" style:family="text">
      <style:text-properties officeooo:rsid="0069882e"/>
    </style:style>
    <style:style style:name="T51" style:family="text">
      <style:text-properties officeooo:rsid="006d5ff3"/>
    </style:style>
    <style:style style:name="T52" style:family="text">
      <style:text-properties officeooo:rsid="006f112f"/>
    </style:style>
    <style:style style:name="T53" style:family="text">
      <style:text-properties officeooo:rsid="0030a2fb"/>
    </style:style>
    <style:style style:name="T54" style:family="text">
      <style:text-properties officeooo:rsid="003173f7"/>
    </style:style>
    <style:style style:name="T55" style:family="text">
      <style:text-properties officeooo:rsid="0075bc1b"/>
    </style:style>
    <style:style style:name="T56" style:family="text">
      <style:text-properties style:font-name="Liberation Sans" fo:font-size="16.1000003814697pt" fo:language="fr" fo:country="FR" fo:font-weight="bold" officeooo:rsid="00777b09" style:font-name-asian="DejaVu Sans" style:font-size-asian="16.1000003814697pt" style:font-weight-asian="bold" style:font-name-complex="FreeSans" style:font-size-complex="16.1000003814697pt" style:font-weight-complex="bold"/>
    </style:style>
    <style:style style:name="T57" style:family="text">
      <style:text-properties officeooo:rsid="0084c73d"/>
    </style:style>
    <style:style style:name="T58" style:family="text">
      <style:text-properties officeooo:rsid="0085ef91"/>
    </style:style>
    <style:style style:name="T59" style:family="text">
      <style:text-properties officeooo:rsid="0087774b"/>
    </style:style>
    <style:style style:name="T60" style:family="text">
      <style:text-properties officeooo:rsid="0090a810"/>
    </style:style>
    <style:style style:name="T61" style:family="text">
      <style:text-properties style:text-underline-style="solid" style:text-underline-type="double" style:text-underline-width="auto" style:text-underline-color="font-color"/>
    </style:style>
    <style:style style:name="T6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
      <text:p text:style-name="Title">Framework</text:p>
      <text:p text:style-name="P29">Apprentissage de Spring à travers la création d'une API REST avec Spring-boot.</text:p>
      <text:p text:style-name="P31">CSID 2020 – 2021</text:p>
      <text:p text:style-name="P30"><text:span text:style-name="T4">Par Quentin LEULY </text:span><text:span text:style-name="T5">( </text:span><text:a xlink:type="simple" xlink:href="mailto:q.leuly@iut.univ-paris8.fr" text:style-name="Internet_20_link" text:visited-style-name="Visited_20_Internet_20_Link">q.leuly@iut.univ-paris8.fr</text:a><text:span text:style-name="T3"> </text:span><text:span text:style-name="T5">)</text:span></text:p>
      <text:p text:style-name="P22"/>
      <text:p text:style-name="P3"/>
      <text:p text:style-name="P3"/>
      <text:p text:style-name="P4">Le but de ce module est l'apprentissage de Spring à travers la création d'une API REST avec Spring-boot. <text:span text:style-name="T21">A travers ce TP, vous apprendrez à créer une API REST en utilisant l'ensemble des </text:span><text:span text:style-name="T22">méthodes HTTP existantes (GET, POST, PUT, PATCH, DELETE) </text:span><text:span text:style-name="T23">et l'injection de dépendance avec Spring.</text:span></text:p>
      <text:p text:style-name="P4"/>
      <text:p text:style-name="P18">Dans cette série de TP<text:span text:style-name="T36">s</text:span>, vous programmerez une API qui ira effectuer des actions sur <text:span text:style-name="T35">des repositories Github à travers l'API REST de Github (</text:span><text:a xlink:type="simple" xlink:href="https://docs.github.com/en/free-pro-team@latest/rest" text:style-name="Internet_20_link" text:visited-style-name="Visited_20_Internet_20_Link"><text:span text:style-name="T35">https://docs.github.com/en/free-pro-team@latest/rest</text:span></text:a><text:span text:style-name="T35">). </text:span><text:span text:style-name="T36">Cette API devra permettre à un client HTTP de récupérer certaines informations sur des repositories, des statistiques le nombre d'appel effectu</text:span><text:span text:style-name="T60">é</text:span><text:span text:style-name="T36"> sur chaque repository et enfin de créer des </text:span><text:span text:style-name="T28">issues</text:span><text:span text:style-name="T36"> et </text:span><text:span text:style-name="T28">pull-requests</text:span><text:span text:style-name="T36"> sur ces repositories.</text:span></text:p>
      <text:p text:style-name="P18"/>
      <text:p text:style-name="P19">Fonctionnalités attendues :</text:p>
      <text:list xml:id="list517403669" text:style-name="L1">
        <text:list-item>
          <text:p text:style-name="P34">CRUD<text:note text:id="ftn1" text:note-class="footnote"><text:note-citation>1</text:note-citation><text:note-body><text:p text:style-name="P1"><text:span text:style-name="T42">C</text:span>reate – <text:span text:style-name="T42">R</text:span>ead – <text:span text:style-name="T42">U</text:span>pdate - <text:span text:style-name="T42">D</text:span>elete</text:p></text:note-body></text:note> sur les repositories</text:p>
        </text:list-item>
        <text:list-item>
          <text:p text:style-name="P35">Lecture de nombre de issues et de pull-requests sur un repositor<text:span text:style-name="T39">y</text:span></text:p>
        </text:list-item>
        <text:list-item>
          <text:p text:style-name="P34">Statistiques sur les repositories</text:p>
        </text:list-item>
        <text:list-item>
          <text:p text:style-name="P36">Création de issues ( et pull-requests ) sur un repository donné</text:p>
        </text:list-item>
        <text:list-item>
          <text:p text:style-name="P35"><text:span text:style-name="T40">Gestion basique</text:span> de droits <text:span text:style-name="T38">(au début sans utilisateur) : </text:span><text:span text:style-name="T41">autorisation de faire (ou non) des opérations de lecture ou écriture sur un repository donné</text:span></text:p>
        </text:list-item>
        <text:list-item>
          <text:p text:style-name="P35">CRUD sur les utilisateurs</text:p>
        </text:list-item>
        <text:list-item>
          <text:p text:style-name="P35">Statistiques sur les utilisateurs</text:p>
        </text:list-item>
      </text:list>
      <text:p text:style-name="P4"/>
      <text:p text:style-name="P21"/>
      <text:h text:style-name="P32" text:outline-level="2">CRUD sur les répositories</text:h>
      <text:p text:style-name="P23"/>
      <text:p text:style-name="P24"><text:span text:style-name="T42">C</text:span>reate – <text:span text:style-name="T42">R</text:span>ead – <text:span text:style-name="T42">U</text:span>pdate - <text:span text:style-name="T42">D</text:span>elete</text:p>
      <text:p text:style-name="P20"/>
      <text:p text:style-name="P25">On souhaite enregistrer et lire des informations sur <text:span text:style-name="T43">les répositories auxquels votre API va avoir accès : nom du repository, nom du propriétaire, nombre de issues, nombre de pull-requests. </text:span><text:span text:style-name="T44">Le nombre de issues et de pull-request</text:span><text:span text:style-name="T45">s</text:span><text:span text:style-name="T44"> sera, au début, lu depuis la base de données, et à terme, récupéré directement depuis Github.</text:span></text:p>
      <text:p text:style-name="P25"/>
      <text:h text:style-name="P33" text:outline-level="2"><text:soft-page-break/><text:span text:style-name="T37">Lecture de nombre de issues et de pull-requests sur un repositor</text:span><text:span text:style-name="T39">y</text:span></text:h>
      <text:p text:style-name="P49"><text:span text:style-name="T14"/></text:p>
      <text:p text:style-name="P40"><text:span text:style-name="T10">Ici, nous souhaitons utiliser l'API de Github </text:span><text:span text:style-name="T11">afin de connaître le nombre de issues et de pull-requests sur nos repositories. </text:span><text:span text:style-name="T12">Les deux informations seront retournées à partir de endpoints différents. Selon la méthode HTTP utilisée, on ira lire l'information depuis Github et on </text:span><text:span text:style-name="T13">la retournera </text:span><text:span text:style-name="T12">ou on enregistrera la valeur répondue par Github en base avant de la retourner.</text:span></text:p>
      <text:p text:style-name="P28"/>
      <text:p text:style-name="P26"/>
      <text:h text:style-name="P32" text:outline-level="2"><text:bookmark-start text:name="__RefNumPara__463_3763463891"/><text:bookmark-start text:name="__RefHeading___Toc461_3763463891"/>Statistiques sur les repositories<text:bookmark-end text:name="__RefNumPara__463_3763463891"/><text:bookmark-end text:name="__RefHeading___Toc461_3763463891"/></text:h>
      <text:p text:style-name="P42"/>
      <text:p text:style-name="P43"><text:span text:style-name="T46">Pour chaque repository, il faudra retourner, sous forme de liste, </text:span><text:span text:style-name="T47">le </text:span><text:span text:style-name="T48">nombre de issues et de pull-requests au fil du temps. </text:span><text:span text:style-name="T49">Ces données pourraient par exemple servir à tracer un graphique.</text:span></text:p>
      <text:p text:style-name="P44">De plus, on voudra aussi savoir combien de fois <text:span text:style-name="T51">on a requêt</text:span><text:span text:style-name="T52">é </text:span><text:span text:style-name="T51">l'API Github pour les issues et les repositories.</text:span></text:p>
      <text:p text:style-name="P44"/>
      <text:h text:style-name="P32" text:outline-level="2">Création de issues ( et pull-requests ) sur un repository donné</text:h>
      <text:p text:style-name="P42"/>
      <text:p text:style-name="P41"><text:span text:style-name="T3">Un peu plus de complexité dans cette partie, on ne va plus lire des informations depuis Github, mais aussi en écrire. A partir de cette partie, vous aurez besoin de générer un token </text:span><text:span text:style-name="T6">(P</text:span><text:span text:style-name="T7">ersonal </text:span><text:span text:style-name="T6">A</text:span><text:span text:style-name="T7">cces </text:span><text:span text:style-name="T6">T</text:span><text:span text:style-name="T7">oken</text:span><text:span text:style-name="T6">) à partir de votre compte Github (</text:span><text:a xlink:type="simple" xlink:href="https://github.com/settings/tokens" text:style-name="Internet_20_link" text:visited-style-name="Visited_20_Internet_20_Link">https://github.com/settings/tokens</text:a><text:span text:style-name="T6">). </text:span><text:span text:style-name="T7">Veillez bien à garder ce token secret et à ne pas le commit sur vos repositories. Si vous le perdez, supprime</text:span><text:span text:style-name="T20">z-</text:span><text:span text:style-name="T7">le de votre compte et régénérer un.</text:span></text:p>
      <text:p text:style-name="P41"><text:span text:style-name="T7"/></text:p>
      <text:h text:style-name="P33" text:outline-level="2">Gestion basique de droits <text:span text:style-name="T55">(</text:span>sans utilisateur)</text:h>
      <text:p text:style-name="Text_20_body"><text:span text:style-name="T3"/></text:p>
      <text:p text:style-name="P48"><text:span text:style-name="T9">Dans cette partie, nous souhaitons implémenter une gestion basique des droits sur les repositories. Par exemple, on pourra soit autoriser la lecture ou l'écriture sur les repositories en fonction du type </text:span><text:span text:style-name="T8">d'objet sur lequel la requête porte (issue ou pull_request). </text:span></text:p>
      <text:p text:style-name="P46"><text:span text:style-name="T3">Par exemple :</text:span></text:p>
      <text:list xml:id="list1248856943" text:style-name="L3">
        <text:list-item>
          <text:p text:style-name="P47"><text:span text:style-name="T3">Sur le repository A :</text:span></text:p>
          <text:list>
            <text:list-item>
              <text:p text:style-name="P47"><text:span text:style-name="T3">autorisation en lecture et écriture sur les issues</text:span></text:p>
            </text:list-item>
            <text:list-item>
              <text:p text:style-name="P47"><text:span text:style-name="T3">autorisation en lecture seulement sur les pull-requests</text:span></text:p>
            </text:list-item>
          </text:list>
        </text:list-item>
        <text:list-item>
          <text:p text:style-name="P47"><text:soft-page-break/><text:span text:style-name="T3">Sur le repository B :</text:span></text:p>
          <text:list>
            <text:list-item>
              <text:p text:style-name="P47"><text:span text:style-name="T3">autorisation en lecture sur les issues</text:span></text:p>
            </text:list-item>
            <text:list-item>
              <text:p text:style-name="P47"><text:span text:style-name="T3">autorisation en lecture sur les pull-requests</text:span></text:p>
            </text:list-item>
          </text:list>
        </text:list-item>
      </text:list>
      <text:p text:style-name="P51"><text:span text:style-name="T3">Une autorisation d'écriture implique forcément l'autorisation de lecture et n'avoir aucune autorisation est aussi possible.</text:span></text:p>
      <text:p text:style-name="P51"><text:span text:style-name="T3"/></text:p>
      <text:h text:style-name="Heading_20_2" text:outline-level="2"><text:span text:style-name="T56">Gestion des</text:span><text:span text:style-name="T3"> utilisateurs</text:span></text:h>
      <text:p text:style-name="Text_20_body"><text:span text:style-name="T3"/></text:p>
      <text:p text:style-name="P50"><text:span text:style-name="T3">On va maintenant créer et gérer quelques utilisateurs. </text:span><text:span text:style-name="T15">Les utilisateurs pourront se connecter et être authentifié (à l'aide d'un cookie ou un token JWT). </text:span><text:span text:style-name="T16">La gestion des autorisations des actions sur les repositories sera maintenant reliée aux utilisateurs (un utilisateur aura les droits en lecture et/ou écriture sur un repository ou non). </text:span><text:span text:style-name="T17">Sans être authentifié, on ne pourra plus effectuer les actions d'écriture sur les repository</text:span><text:span text:style-name="T18">. </text:span><text:span text:style-name="T19">On garde néanmoins la gestion des autorisations en lecture/écriture au niveau d'un repository : si la configuration d'un repository prohibe la lecture ou l'écriture, un utilisateur, même s'il en possède le droit ne pourra pas effectuer l'action demandée.</text:span></text:p>
      <text:p text:style-name="P52"><text:span text:style-name="T3"/></text:p>
      <text:h text:style-name="P32" text:outline-level="2">Statistiques sur les utilisateurs</text:h>
      <text:p text:style-name="P39"/>
      <text:p text:style-name="P45">Dans la partie <text:bookmark-ref text:reference-format="text" text:ref-name="__RefNumPara__463_3763463891">Statistiques sur les repositories</text:bookmark-ref>, <text:span text:style-name="T57">on a enregistré les requêtes faites sur les repositories et leur type ; ici, on veut en plus enregistrer quel utilisateur a </text:span><text:span text:style-name="T58">fait la requête </text:span><text:span text:style-name="T59">et récupérer sous forme de liste ces informations. Les informations ne seront accessibles qu'à l'utilisateur connecté (ou à un administrateu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I">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7T21:27:23.690882278</meta:creation-date>
    <dc:date>2020-11-03T23:17:17.508149535</dc:date>
    <meta:editing-duration>P3DT6H1M28S</meta:editing-duration>
    <meta:editing-cycles>35</meta:editing-cycles>
    <meta:generator>LibreOffice/7.0.3.1$Linux_X86_64 LibreOffice_project/00$Build-1</meta:generator>
    <meta:document-statistic meta:table-count="0" meta:image-count="0" meta:object-count="0" meta:page-count="3" meta:paragraph-count="40" meta:word-count="751" meta:character-count="4736" meta:non-whitespace-character-count="4037"/>
  </office:meta>
</office:document-meta>
</file>